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9a" officeooo:paragraph-rsid="0014a29a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" fo:font-size="6pt" style:font-size-asian="6pt" style:font-size-complex="6pt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fo:font-size="6pt" style:font-size-asian="6pt" style:font-size-complex="6pt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000000" style:font-name="Tahoma" fo:font-size="12pt" fo:font-weight="normal" officeooo:rsid="0014a29a" officeooo:paragraph-rsid="0014a29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7cm" fo:margin-right="0cm" fo:text-indent="0cm" style:auto-text-indent="false"/>
      <style:text-properties officeooo:paragraph-rsid="0016e51f"/>
    </style:style>
    <style:style style:name="P6" style:family="paragraph" style:parent-style-name="Standard" style:list-style-name="L1">
      <style:text-properties officeooo:paragraph-rsid="0014a29a"/>
    </style:style>
    <style:style style:name="P7" style:family="paragraph" style:parent-style-name="Standard" style:list-style-name="L1">
      <style:text-properties fo:font-weight="normal" officeooo:rsid="0014a29a" officeooo:paragraph-rsid="0014a29a" style:font-weight-asian="normal" style:font-weight-complex="normal"/>
    </style:style>
    <style:style style:name="P8" style:family="paragraph" style:parent-style-name="Standard" style:list-style-name="L1">
      <style:text-properties fo:font-weight="bold" officeooo:rsid="0014a29a" officeooo:paragraph-rsid="0014a29a" style:font-weight-asian="bold" style:font-weight-complex="bold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bfbf00" style:font-name="Lucida Console" fo:font-size="9pt" officeooo:rsid="0016e51f" officeooo:paragraph-rsid="0016e51f" style:font-size-asian="9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officeooo:paragraph-rsid="0016e51f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Lucida Console1" fo:font-size="6pt" officeooo:paragraph-rsid="0016e51f" style:font-size-asian="6pt" style:font-size-complex="6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Lucida Console1" fo:font-size="6pt" style:font-size-asian="6pt" style:font-size-complex="6pt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style:font-name="Lucida Console1" fo:font-size="6pt" style:font-size-asian="6pt" style:font-size-complex="6pt"/>
    </style:style>
    <style:style style:name="T1" style:family="text">
      <style:text-properties fo:font-weight="normal" officeooo:rsid="0014a29a" style:font-weight-asian="normal" style:font-weight-complex="normal"/>
    </style:style>
    <style:style style:name="T2" style:family="text">
      <style:text-properties fo:color="#00bf00" style:font-name="Lucida Console"/>
    </style:style>
    <style:style style:name="T3" style:family="text">
      <style:text-properties fo:color="#00bf00" style:font-name="Lucida Console"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bf00" style:font-name="Lucida Console" fo:font-size="6pt" fo:font-weight="normal" officeooo:rsid="0014a29a" style:font-size-asian="6pt" style:font-weight-asian="normal" style:font-size-complex="6pt" style:font-weight-complex="normal"/>
    </style:style>
    <style:style style:name="T5" style:family="text">
      <style:text-properties fo:color="#00bf00" style:font-name="Lucida Console" fo:font-size="6pt" style:font-size-asian="6pt" style:font-size-complex="6pt"/>
    </style:style>
    <style:style style:name="T6" style:family="text">
      <style:text-properties fo:color="#00bf00" style:font-name="Lucida Console" fo:font-size="9pt" style:font-size-asian="9pt"/>
    </style:style>
    <style:style style:name="T7" style:family="text">
      <style:text-properties fo:color="#00bf00" style:font-name="Lucida Console" fo:font-size="9pt" fo:font-style="normal" fo:font-weight="normal" officeooo:rsid="0014a29a" style:font-size-asian="9pt" style:font-style-asian="normal" style:font-weight-asian="normal" style:font-size-complex="12pt" style:font-weight-complex="normal"/>
    </style:style>
    <style:style style:name="T8" style:family="text">
      <style:text-properties fo:color="#00bf00" fo:font-size="9pt" fo:font-style="normal" fo:font-weight="normal" officeooo:rsid="0014a29a" style:font-size-asian="9pt" style:font-style-asian="normal" style:font-weight-asian="normal" style:font-size-complex="12pt" style:font-weight-complex="normal"/>
    </style:style>
    <style:style style:name="T9" style:family="text">
      <style:text-properties fo:color="#00bf00" fo:font-size="9pt" style:font-size-asian="9pt"/>
    </style:style>
    <style:style style:name="T10" style:family="text">
      <style:text-properties fo:color="#00bf00" fo:font-style="normal" fo:font-weight="normal" officeooo:rsid="0014a29a" style:font-style-asian="normal" style:font-weight-asian="normal" style:font-weight-complex="normal"/>
    </style:style>
    <style:style style:name="T11" style:family="text">
      <style:text-properties fo:color="#00bf00"/>
    </style:style>
    <style:style style:name="T12" style:family="text">
      <style:text-properties fo:color="#bf00bf" style:font-name="Lucida Console"/>
    </style:style>
    <style:style style:name="T13" style:family="text">
      <style:text-properties fo:color="#bf00bf" style:font-name="Lucida Console" fo:font-size="6pt" style:font-size-asian="6pt" style:font-size-complex="6pt"/>
    </style:style>
    <style:style style:name="T14" style:family="text">
      <style:text-properties fo:color="#bf00bf" style:font-name="Lucida Console" fo:font-size="9pt" style:font-size-asian="9pt"/>
    </style:style>
    <style:style style:name="T15" style:family="text">
      <style:text-properties fo:color="#bf00bf" fo:font-size="9pt" style:font-size-asian="9pt"/>
    </style:style>
    <style:style style:name="T16" style:family="text">
      <style:text-properties fo:color="#bf00bf"/>
    </style:style>
    <style:style style:name="T17" style:family="text">
      <style:text-properties fo:color="#bfbf00" style:font-name="Lucida Console"/>
    </style:style>
    <style:style style:name="T18" style:family="text">
      <style:text-properties fo:color="#bfbf00" style:font-name="Lucida Console" fo:font-size="9pt" style:font-size-asian="9pt"/>
    </style:style>
    <style:style style:name="T19" style:family="text">
      <style:text-properties fo:color="#bfbf00" style:font-name="Lucida Console" fo:font-size="9pt" style:font-size-asian="9pt"/>
    </style:style>
    <style:style style:name="T20" style:family="text">
      <style:text-properties fo:color="#bfbf00" style:font-name="Lucida Console" fo:font-size="6pt" style:font-size-asian="6pt" style:font-size-complex="6pt"/>
    </style:style>
    <style:style style:name="T21" style:family="text">
      <style:text-properties fo:color="#bfbf00" fo:font-size="9pt" style:font-size-asian="9pt"/>
    </style:style>
    <style:style style:name="T22" style:family="text">
      <style:text-properties fo:color="#bfbf00"/>
    </style:style>
    <style:style style:name="T23" style:family="text">
      <style:text-properties style:use-window-font-color="true" style:font-name="Lucida Console"/>
    </style:style>
    <style:style style:name="T24" style:family="text">
      <style:text-properties style:use-window-font-color="true" style:font-name="Lucida Console" fo:background-color="#ffbf00" loext:char-shading-value="0"/>
    </style:style>
    <style:style style:name="T25" style:family="text">
      <style:text-properties style:use-window-font-color="true" style:font-name="Lucida Console" fo:font-size="9pt" style:font-size-asian="9pt"/>
    </style:style>
    <style:style style:name="T26" style:family="text">
      <style:text-properties style:use-window-font-color="true" fo:font-size="9pt" style:font-size-asian="9pt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background-color="#ffbf00" loext:char-shading-value="0"/>
    </style:style>
    <style:style style:name="T29" style:family="text">
      <style:text-properties fo:font-weight="bold" officeooo:rsid="0014a29a" style:font-weight-asian="bold" style:font-weight-complex="bold"/>
    </style:style>
    <style:style style:name="T30" style:family="text">
      <style:text-properties fo:font-weight="bold" officeooo:rsid="00156058" style:font-weight-asian="bold" style:font-weight-complex="bold"/>
    </style:style>
    <style:style style:name="T31" style:family="text">
      <style:text-properties fo:color="#000000" style:font-name="Tahoma" fo:font-size="12pt" fo:font-weight="normal" officeooo:rsid="0014a29a" style:font-size-asian="12pt" style:font-weight-asian="normal" style:font-size-complex="12pt" style:font-weight-complex="normal"/>
    </style:style>
    <style:style style:name="T32" style:family="text">
      <style:text-properties fo:color="#000000" style:font-name="Tahoma" fo:font-size="12pt" fo:font-style="normal" fo:font-weight="normal" officeooo:rsid="0014a29a" style:font-size-asian="12pt" style:font-style-asian="normal" style:font-weight-asian="normal" style:font-size-complex="12pt" style:font-weight-complex="normal"/>
    </style:style>
    <style:style style:name="T33" style:family="text">
      <style:text-properties fo:color="#000000" fo:font-size="12pt" fo:font-style="normal" fo:font-weight="normal" officeooo:rsid="0014a29a" style:font-size-asian="12pt" style:font-style-asian="normal" style:font-weight-asian="normal" style:font-size-complex="12pt" style:font-weight-complex="normal"/>
    </style:style>
    <style:style style:name="T34" style:family="text">
      <style:text-properties fo:color="#000000" fo:font-style="normal" fo:font-weight="normal" officeooo:rsid="0014a29a" style:font-style-asian="normal" style:font-weight-asian="normal" style:font-weight-complex="normal"/>
    </style:style>
    <style:style style:name="T35" style:family="text">
      <style:text-properties style:font-name="Tahoma" fo:font-weight="bold" officeooo:rsid="0015605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8524455" text:style-name="L1">
        <text:list-item>
          <text:p text:style-name="P6"><text:span text:style-name="T29">Verwendung von Linux </text:span><text:span text:style-name="T35">K</text:span><text:span text:style-name="T29">ommand</text:span><text:span text:style-name="T30">o</text:span><text:span text:style-name="T29">s für das Han</text:span><text:span text:style-name="T30">d</text:span><text:span text:style-name="T29">ling der Applikation<text:line-break/></text:span><text:span text:style-name="T1">In diesem Dokument werden nach und nach die einzelnen Kommandos aufgelistet, die in Cygwin bzw. GIT BASH verwendet werden können .<text:line-break/></text:span></text:p>
        </text:list-item>
        <text:list-item>
          <text:p text:style-name="P6"><text:span text:style-name="T29">Starten der verschiedenen Applikationen innerhalb eines jar-Files<text:line-break/></text:span><text:span text:style-name="T1">Da im Projekt Crazy-Golf-Admin mehrere Teil-Applikationen vorhanden sind sollten auch unterschiedliche Aufrufe gemacht werden. Hier nun die Aufzählung der einzelnen Start-Aufrufe:<text:line-break/><text:line-break/>der Start der Applikation CgaFileMigrationApplication<text:line-break/></text:span><text:span text:style-name="T3">Heinz@Aeckerli-Home </text:span><text:span text:style-name="T13">MINGW64 </text:span><text:span text:style-name="T20">~/ApplicationTestEnvironment</text:span></text:p>
        </text:list-item>
      </text:list>
      <text:p text:style-name="P3"><text:span text:style-name="T23">$ java -cp crazy_golf_admin-1.0-SNAPSHOT-jar-with-dependencies.jar </text:span><text:span text:style-name="T24">applications.CgaFileMigrationApplication DEV PREPARE</text:span></text:p>
      <text:p text:style-name="P2">20-08-25 10:04:22:583 <text:s/>INFO main applications.CgaFileMigrationApplication:68 - application starting</text:p>
      <text:p text:style-name="P2">20-08-25 10:04:22:643 <text:s/>INFO main applications.CgaFileMigrationApplication:68 - application initialized</text:p>
      <text:p text:style-name="P2">20-08-25 10:04:22:644 <text:s/>INFO main applications.CgaFileMigrationApplication:68 - application started</text:p>
      <text:p text:style-name="P2">20-08-25 10:04:22:661 <text:s/>INFO main applications.CgaFileMigrationApplication:68 - application ended</text:p>
      <text:p text:style-name="P2"/>
      <text:p text:style-name="P5"><text:span text:style-name="T5">Heinz@Aeckerli-Home </text:span><text:span text:style-name="T13">MINGW64 </text:span><text:span text:style-name="T20">~/ApplicationTestEnvironment</text:span><text:span text:style-name="T18"><text:line-break/><text:line-break/></text:span><text:span text:style-name="T31">der Start der Applikation </text:span><text:span text:style-name="T32">CgaDataImportApplication</text:span></text:p>
      <text:p text:style-name="P11"><text:span text:style-name="T10">Heinz@Aeckerli-Home </text:span><text:span text:style-name="T16">MINGW64 </text:span><text:span text:style-name="T22">~/ApplicationTestEnvironment</text:span></text:p>
      <text:p text:style-name="P12"><text:span text:style-name="T27">$ java -cp crazy_golf_admin-1.0-SNAPSHOT-jar-with-dependencies.jar </text:span><text:span text:style-name="T28">applications.CgaDataImportApplication DEV OVERWRITE</text:span></text:p>
      <text:p text:style-name="P12"><text:span text:style-name="T27">20-11-25 15:27:19:014 <text:s/>INFO main applications.CgaDataImportApplication:68 - application starting</text:span></text:p>
      <text:p text:style-name="P12"><text:span text:style-name="T27">20-11-25 15:27:19:091 <text:s/>INFO main applications.CgaDataImportApplication:68 - application initialized</text:span></text:p>
      <text:p text:style-name="P12"><text:span text:style-name="T27">20-11-25 15:27:19:105 <text:s/>INFO main applications.CgaDataImportApplication:68 - ball characteristics loaded from file .\appData\development\data\BallCharacteristics.data</text:span></text:p>
      <text:p text:style-name="P12"><text:span text:style-name="T27">20-11-25 15:27:19:126 <text:s/>INFO main applications.CgaDataImportApplication:68 - crazy golf site characteristics loaded from file .\appData\development\data\CrazyGolfSiteCharacteristics.data</text:span></text:p>
      <text:p text:style-name="P12"><text:span text:style-name="T27">20-11-25 15:27:19:140 <text:s/>INFO main applications.CgaDataImportApplication:68 - suit case characteristics loaded from file .\appData\development\data\SuitCaseCharacteristics.data</text:span></text:p>
      <text:p text:style-name="P12"><text:span text:style-name="T27">20-11-25 15:27:19:141 <text:s/>INFO main applications.CgaDataImportApplication:68 - application initial load done</text:span></text:p>
      <text:p text:style-name="P12"><text:span text:style-name="T27">20-11-25 15:27:19:142 <text:s/>INFO main applications.CgaDataImportApplication:68 - application started</text:span></text:p>
      <text:p text:style-name="P12"><text:span text:style-name="T27">20-11-25 15:27:19:144 <text:s/>INFO main importers.BallCharacteristicsImporter:68 - importer initialized. csv source file: BallCharacteristics.csv</text:span></text:p>
      <text:p text:style-name="P12"><text:span text:style-name="T27">20-11-25 15:27:19:153 <text:s/>INFO main importers.BallCharacteristicsImporter:68 - 74 data lines imported</text:span></text:p>
      <text:p text:style-name="P12"><text:span text:style-name="T27">20-11-25 15:27:19:154 <text:s/>INFO main importers.BallCharacteristicsImporter:68 - importer finished</text:span></text:p>
      <text:p text:style-name="P12"><text:span text:style-name="T27">20-11-25 15:27:19:155 <text:s/>INFO main importers.SuitCaseCharacteristicsImporter:68 - importer initialized. csv source file: SuitCaseCharacteristics.csv</text:span></text:p>
      <text:p text:style-name="P12"><text:span text:style-name="T27">20-11-25 15:27:19:157 <text:s/>INFO main importers.ContentOfSuitCaseImporter:68 - importer initialized. csv source file: ContentOfSuitCase.csv</text:span></text:p>
      <text:p text:style-name="P12"><text:span text:style-name="T27">20-11-25 15:27:19:161 <text:s/>INFO main importers.ContentOfSuitCaseImporter:68 - 80 data lines imported</text:span></text:p>
      <text:p text:style-name="P12"><text:span text:style-name="T27">20-11-25 15:27:19:162 <text:s/>INFO main importers.ContentOfSuitCaseImporter:68 - importer finished</text:span></text:p>
      <text:p text:style-name="P12"><text:span text:style-name="T27">20-11-25 15:27:19:162 <text:s/>INFO main importers.SuitCaseCharacteristicsImporter:68 - 1 data lines imported</text:span></text:p>
      <text:p text:style-name="P12"><text:span text:style-name="T27">20-11-25 15:27:19:163 <text:s/>INFO main importers.SuitCaseCharacteristicsImporter:68 - importer finished</text:span></text:p>
      <text:p text:style-name="P12"><text:span text:style-name="T27">20-11-25 15:27:19:166 <text:s/>INFO main importers.CrazyGolfSiteCharacteristicsImporter:68 - importer initialized. csv source file: CrazyGolfSiteCharacteristics.csv</text:span></text:p>
      <text:p text:style-name="P12"><text:span text:style-name="T27">20-11-25 15:27:19:167 <text:s/>INFO main importers.HandicapCharacteristicsImporter:68 - importer initialized. csv source file: HandicapCharacteristicsNeuhausen.csv</text:span></text:p>
      <text:p text:style-name="P12"><text:span text:style-name="T27">20-11-25 15:27:19:169 <text:s/>INFO main importers.HandicapCharacteristicsImporter:68 - 18 data lines imported</text:span></text:p>
      <text:p text:style-name="P12"><text:span text:style-name="T27">20-11-25 15:27:19:169 <text:s/>INFO main importers.HandicapCharacteristicsImporter:68 - importer finished</text:span></text:p>
      <text:p text:style-name="P12"><text:span text:style-name="T27">20-11-25 15:27:19:170 <text:s/>INFO main importers.CrazyGolfSiteCharacteristicsImporter:68 - 1 data lines imported</text:span></text:p>
      <text:p text:style-name="P12"><text:span text:style-name="T27">20-11-25 15:27:19:170 <text:s/>INFO main importers.CrazyGolfSiteCharacteristicsImporter:68 - importer finished</text:span></text:p>
      <text:p text:style-name="P12"><text:span text:style-name="T27">20-11-25 15:27:19:182 <text:s/>INFO main applications.CgaDataImportApplication:68 - ball characteristics stored in file .\appData\development\data\BallCharacteristics.data</text:span></text:p>
      <text:p text:style-name="P12"><text:span text:style-name="T27">20-11-25 15:27:19:185 <text:s/>INFO main applications.CgaDataImportApplication:68 - crazy golf site characteristics file .\appData\development\data\CrazyGolfSiteCharacteristics.data created</text:span></text:p>
      <text:p text:style-name="P12"><text:span text:style-name="T27">20-11-25 15:27:19:188 <text:s/>INFO main applications.CgaDataImportApplication:68 - suit case characteristics stored in file .\appData\development\data\SuitCaseCharacteristics.data</text:span></text:p>
      <text:p text:style-name="P12"><text:span text:style-name="T27">20-11-25 15:27:19:189 <text:s/>INFO main applications.CgaDataImportApplication:68 - application ended</text:span></text:p>
      <text:p text:style-name="P13"/>
      <text:p text:style-name="P12"><text:span text:style-name="T11">Heinz@Aeckerli-Home </text:span><text:span text:style-name="T16">MINGW64 </text:span><text:span text:style-name="T22">~/ApplicationTestEnvironment</text:span></text:p>
      <text:p text:style-name="P9"/>
      <text:p text:style-name="P5"><text:span text:style-name="T31">der Start der Applikation CgaMainApplication<text:line-break/></text:span><text:span text:style-name="T4">Heinz@Aeckerli-Home </text:span><text:span text:style-name="T13">MINGW64 </text:span><text:span text:style-name="T20">~/ApplicationTestEnvironment</text:span></text:p>
      <text:p text:style-name="P3"><text:span text:style-name="T23">$ java -cp crazy_golf_admin-1.0-SNAPSHOT-jar-with-dependencies.jar </text:span><text:span text:style-name="T24">applications.CgaMainApplication DEV</text:span></text:p>
      <text:p text:style-name="P2">20-08-25 10:08:03:706 <text:s/>INFO main applications.CgaMainApplication:68 - application starting</text:p>
      <text:p text:style-name="P2">20-08-25 10:08:03:768 <text:s/>INFO main applications.CgaMainApplication:68 - application initialized</text:p>
      <text:p text:style-name="P2">20-08-25 10:08:03:788 <text:s/>INFO main applications.CgaMainApplication:68 - application started</text:p>
      <text:p text:style-name="P2">20-08-25 10:08:03:789 <text:s/>INFO main applications.CgaMainApplication:68 - application ended</text:p>
      <text:p text:style-name="P2"/>
      <text:p text:style-name="P3"><text:span text:style-name="T2">Heinz@Aeckerli-Home </text:span><text:span text:style-name="T12">MINGW64 </text:span><text:span text:style-name="T17">~/ApplicationTestEnvironment</text:span></text:p>
      <text:p text:style-name="P4"/>
      <text:p text:style-name="P4"/>
      <text:list xml:id="list153202896615106" text:continue-numbering="true" text:style-name="L1">
        <text:list-item>
          <text:p text:style-name="P7"><text:line-break/></text:p>
        </text:list-item>
        <text:list-item>
          <text:p text:style-name="P8"/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1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JetBrains Mono" svg:font-family="'JetBrains Mono'" style:font-family-generic="swiss" style:font-pitch="variable"/>
    <style:font-face style:name="Lucida Console" svg:font-family="'Lucida Console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ahoma" fo:font-family="Tahom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ahoma" fo:font-family="Tahoma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ahoma" fo:font-family="Tahoma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ahoma" fo:font-family="Tahoma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5T09:58:01.037000000</meta:creation-date>
    <dc:title>Privat - Tahoma</dc:title>
    <meta:editing-duration>PT42M31S</meta:editing-duration>
    <meta:editing-cycles>5</meta:editing-cycles>
    <meta:generator>LibreOffice/6.4.4.2$Windows_X86_64 LibreOffice_project/3d775be2011f3886db32dfd395a6a6d1ca2630ff</meta:generator>
    <dc:date>2020-11-25T15:32:01.140000000</dc:date>
    <meta:document-statistic meta:table-count="0" meta:image-count="0" meta:object-count="0" meta:page-count="1" meta:paragraph-count="46" meta:word-count="448" meta:character-count="5271" meta:non-whitespace-character-count="4833"/>
    <meta:template xlink:type="simple" xlink:actuate="onRequest" xlink:title="Privat - Tahoma" xlink:href="../../../../../AppData/Roaming/LibreOffice/4/user/template/Privat%20-%20Tahoma1.ott" meta:date="2020-08-25T09:58:00.662000000"/>
  </office:meta>
</office:document-meta>
</file>